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2bda" officeooo:paragraph-rsid="001a2b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DITS:</text:p>
      <text:p text:style-name="P1"/>
      <text:p text:style-name="P1">Parrot photo: Hans Martha – Pexels</text:p>
      <text:p text:style-name="P1">Bunny photo: Helena Lopes – Pexels</text:p>
      <text:p text:style-name="P1">Owl photo: Mark Broadhurst – Pexels</text:p>
      <text:p text:style-name="P1">Hedgedog phoro: Pixabay – Pexels</text:p>
      <text:p text:style-name="P1">Shark photo: George Desipris - Pexel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3T11:21:23.962000000</meta:creation-date>
    <dc:date>2023-04-03T11:27:34.684000000</dc:date>
    <meta:editing-duration>PT6M19S</meta:editing-duration>
    <meta:editing-cycles>1</meta:editing-cycles>
    <meta:document-statistic meta:table-count="0" meta:image-count="0" meta:object-count="0" meta:page-count="1" meta:paragraph-count="6" meta:word-count="26" meta:character-count="180" meta:non-whitespace-character-count="156"/>
    <meta:generator>LibreOffice/7.5.0.3$Windows_X86_64 LibreOffice_project/c21113d003cd3efa8c53188764377a8272d9d6de</meta:generator>
  </office:meta>
</office:document-meta>
</file>